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Quelles solutions pour le droit d'auteur à l'ère d'Internet ?</text:p>
            <text:p><text:line-break/><text:span text:style-name="T1">Projet Personnel en Humanités – Merlin Nimier-Dav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 droit d'auteur et ses fondements</text:p>
              </text:list-item>
              <text:list-item>
                <text:p>Organisation de l'industrie musicale</text:p>
              </text:list-item>
              <text:list-item>
                <text:p>Tentatives de régulation</text:p>
              </text:list-item>
              <text:list-item>
                <text:p>Pistes alternatives de résolution</text:p>
                <text:p/>
                <text:p>TODO : échanger les parties 1. et 2.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2">1. Le droit d'auteur et ses fond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éfinition dans le droit français</text:p>
              </text:list-item>
              <text:list-item>
                <text:p>Implications concrètes</text:p>
              </text:list-item>
              <text:list-item>
                <text:p>Quelques mots sur la propriété intellectuelle ? (différence œuvre / produit ?différence avec le copyright ?)</text:p>
              </text:list-item>
              <text:list-item>
                <text:p>« Droits voisins »</text:p>
              </text:list-item>
              <text:list-item>
                <text:p>Exemple concret : rémunération sur les diffusions radiophoniques</text:p>
              </text:list-item>
              <text:list-item>
                <text:p>En quoi est-ce que cette définition (datant de YYYY) se transpose mal au numér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roit d'aute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Droit moral</text:p>
                <text:list>
                  <text:list-item>
                    <text:p>Paternité de l'œuvre</text:p>
                  </text:list-item>
                  <text:list-item>
                    <text:p>Lié au créateur sans limite de durée</text:p>
                  </text:list-item>
                </text:list>
              </text:list-item>
              <text:list-item>
                <text:p>Droits patrimoniaux</text:p>
                <text:list>
                  <text:list-item>
                    <text:p>Droit d'exploitation économique</text:p>
                  </text:list-item>
                  <text:list-item>
                    <text:p>Peut être vendu</text:p>
                  </text:list-item>
                  <text:list-item>
                    <text:p>Choix d'une licence d'exploitation</text:p>
                  </text:list-item>
                  <text:list-item>
                    <text:p>Limité dans le temps à 70 ans après la mort de l'au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ature de l'œuv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Œuvre de l'esprit</text:p>
                <text:list>
                  <text:list-item>
                    <text:p><text:s/>Non rival, non exclusif =&gt; bien public</text:p>
                  </text:list-item>
                  <text:list-item>
                    <text:p>Coûts fixes de création</text:p>
                  </text:list-item>
                </text:list>
              </text:list-item>
              <text:list-item>
                <text:p>Support physique représentant l'œuvre</text:p>
                <text:list>
                  <text:list-item>
                    <text:p>Rival et exclusif =&gt; produit</text:p>
                  </text:list-item>
                  <text:list-item>
                    <text:p>Coûts de duplication et de distribution</text:p>
                  </text:list-item>
                </text:list>
              </text:list-item>
              <text:list-item>
                <text:p>Support numérique</text:p>
                <text:list>
                  <text:list-item>
                    <text:p>Non rival, non exclusif</text:p>
                  </text:list-item>
                  <text:list-item>
                    <text:p>Coûts de transmission et duplication négligeables</text:p>
                  </text:list-item>
                  <text:list-item>
                    <text:p>=&gt; Quel statut ?</text:p>
                  </text:list-item>
                </text:list>
              </text:list-item>
              <text:list-item>
                <text:p>Notion d'utilité sociale : maximisée par le libre accès aux œuvres (par exemple, lorsque l'œuvre rentre dans le domaine publi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Le système du droit d'auteur conduit naturellement à l'établissement d'un de majors</text:p>
                <text:list>
                  <text:list-item>
                    <text:p>Investisseurs couvrant les coûts fixes</text:p>
                  </text:list-item>
                  <text:list-item>
                    <text:p>Réduction des coûts marginaux par effet de tai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2">2. Organisation de l'industrie musical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chéma simplifié</text:p>
              </text:list-item>
              <text:list-item>
                <text:p>Rôle &amp; intérêt de chacun des acteurs</text:p>
                <text:list>
                  <text:list-item>
                    <text:p>Les investisseurs favorisent les « valeurs sûres », parfois au détriment de l'originalité</text:p>
                  </text:list-item>
                </text:list>
              </text:list-item>
              <text:list-item>
                <text:p>Effondrement des ventes physiques</text:p>
              </text:list-item>
              <text:list-item>
                <text:p>En quoi est-ce que le piratage remet en cause cette organisation</text:p>
              </text:list-item>
              <text:list-item>
                <text:p>Remarque : déjà la panique à l'arrivée des cassettes audio (enregistrement de la radi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nque d'investissements</text:p>
              </text:list-item>
              <text:list-item>
                <text:p>=&gt; baisse de la diversité culturelle</text:p>
              </text:list-item>
              <text:list-item>
                <text:p>=&gt; motivation pour trouver des solutions v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2">3. Tentatives de régulat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lobalement, essayer de refaire des fichiers un bien de consommation rival afin de revenir aux méthodes &amp; pratiques maîtrisées.</text:p>
              </text:list-item>
              <text:list-item>
                <text:p>Exemple : les DRM</text:p>
                <text:list>
                  <text:list-item>
                    <text:p>Transpose les limitations des objets physiques aux fichiers achetés</text:p>
                  </text:list-item>
                  <text:list-item>
                    <text:p>Paradoxe de la consommation légale moins facile et avantageuse que le pirat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i DADV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« loi relative au droit d’auteur et aux droits voisins dans la société de l’information »</text:p>
              </text:list-item>
              <text:list-item>
                <text:p>Août 2006</text:p>
              </text:list-item>
              <text:list-item>
                <text:p>Rendre plus difficile la mise à disposition d'œuvres protégées</text:p>
                <text:list>
                  <text:list-item>
                    <text:p>Logiciels facilitant le piratage</text:p>
                  </text:list-item>
                  <text:list-item>
                    <text:p>Contournement des DRM : 3750€ d'ame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'industrie se retrouve dans une position dans laquelle elle doit faire concurrence à un accès gratuit, instantané, illimité et relativement ais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2">4. Pistes alternatives de ré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ntrer dans la compétition : diversification de l'offre légale</text:p>
              </text:list-item>
              <text:list-item>
                <text:p>Exemple : les services de streaming musical offrent un confort similaire à celui du piratage</text:p>
                <text:list>
                  <text:list-item>
                    <text:p>Plus de notion de possession, mais seulement accès (adapté à la nature des fichiers)</text:p>
                  </text:list-item>
                  <text:list-item>
                    <text:p>Popularité croissante</text:p>
                  </text:list-item>
                  <text:list-item>
                    <text:p>Mais à condition d'avoir accès au catalogue des maj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dées</text:p>
          </draw:text-box>
        </draw:frame>
        <draw:frame presentation:style-name="pr4" draw:layer="layout" svg:width="25.199cm" svg:height="12.179cm" svg:x="1.471cm" svg:y="4.572cm" presentation:class="outline" presentation:user-transformed="true">
          <draw:text-box>
            <text:list text:style-name="L4">
              <text:list-item>
                <text:p>Abandonner le système actuel</text:p>
              </text:list-item>
              <text:list-item>
                <text:p>Exemple : couper les intermédiaires</text:p>
                <text:list>
                  <text:list-item>
                    <text:p>distribution directe, financement participatif <text:line-break/>=&gt; remplacer complètement les majors</text:p>
                  </text:list-item>
                  <text:list-item>
                    <text:p><text:s/>Mène à une perception vraiment différente des œuvres, puisque le public est directement impliqu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Vers davantage de prise en charge par l'État ?</text:p>
                <text:list>
                  <text:list-item>
                    <text:p>« L'exception culturelle française » : aide ~systématique à la création</text:p>
                    <text:list>
                      <text:list-item>
                        <text:p>CNC pour financer</text:p>
                      </text:list-item>
                      <text:list-item>
                        <text:p>Prix unique du livre</text:p>
                      </text:list-item>
                      <text:list-item>
                        <text:p>Quotas de diffu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cence globa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Licence globale (préciser l'idée)</text:p>
                <text:list>
                  <text:list-item>
                    <text:p>Initialement prévue dans la loi DADVSI</text:p>
                  </text:list-item>
                </text:list>
              </text:list-item>
              <text:list-item>
                <text:p>Modes de financement envisagés</text:p>
                <text:list>
                  <text:list-item>
                    <text:p>Taxe sur les publicités</text:p>
                  </text:list-item>
                  <text:list-item>
                    <text:p>Taxe sur les fournisseurs d'accès Internet</text:p>
                  </text:list-item>
                </text:list>
              </text:list-item>
              <text:list-item>
                <text:p>Limites</text:p>
                <text:list>
                  <text:list-item>
                    <text:p>Mais pour quels artistes ? (se référer au système du financement du cinéma en France)</text:p>
                  </text:list-item>
                  <text:list-item>
                    <text:p>Est-ce que l'on peut encore se permettre de réfléchir à un niveau national à l'ère d'Internet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2">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2"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5:23:53.479273000</meta:creation-date>
    <meta:generator>LibreOffice/4.1.5.3$MacOSX_x86 LibreOffice_project/1c1366bba2ba2b554cd2ca4d87c06da81c05d24</meta:generator>
    <dc:date>2014-05-18T18:05:12.475223000</dc:date>
    <meta:editing-duration>PT2H31M35S</meta:editing-duration>
    <meta:editing-cycles>15</meta:editing-cycles>
    <meta:document-statistic meta:object-count="98"/>
  </office:meta>
</office:document-meta>
</file>